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terationMono Nerd Font Mono" svg:font-family="'LiterationMono Nerd Font Mono', 'Droid Sans Mono', monospace, monospace, 'Droid Sans Fallback', 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89795" officeooo:paragraph-rsid="00089795"/>
    </style:style>
    <style:style style:name="P2" style:family="paragraph" style:parent-style-name="Heading_20_1">
      <style:text-properties officeooo:paragraph-rsid="000d786a"/>
    </style:style>
    <style:style style:name="P3" style:family="paragraph" style:parent-style-name="Text_20_body" style:list-style-name="L1">
      <style:text-properties officeooo:rsid="00089795" officeooo:paragraph-rsid="00089795"/>
    </style:style>
    <style:style style:name="P4" style:family="paragraph" style:parent-style-name="Text_20_body" style:list-style-name="L1">
      <style:text-properties officeooo:paragraph-rsid="000a4332"/>
    </style:style>
    <style:style style:name="P5" style:family="paragraph" style:parent-style-name="Text_20_body" style:list-style-name="L1">
      <style:text-properties officeooo:rsid="000a4332" officeooo:paragraph-rsid="000a4332"/>
    </style:style>
    <style:style style:name="P6" style:family="paragraph" style:parent-style-name="Text_20_body">
      <style:text-properties officeooo:rsid="000a4332" officeooo:paragraph-rsid="000a4332"/>
    </style:style>
    <style:style style:name="P7" style:family="paragraph" style:parent-style-name="Text_20_body">
      <style:text-properties officeooo:paragraph-rsid="000a4332"/>
    </style:style>
    <style:style style:name="P8" style:family="paragraph" style:parent-style-name="Text_20_body" style:list-style-name="L3">
      <style:text-properties officeooo:rsid="000d786a" officeooo:paragraph-rsid="000d786a"/>
    </style:style>
    <style:style style:name="P9" style:family="paragraph" style:parent-style-name="Text_20_body" style:list-style-name="L3">
      <style:text-properties officeooo:paragraph-rsid="000d786a"/>
    </style:style>
    <style:style style:name="P10" style:family="paragraph" style:parent-style-name="Text_20_body" style:list-style-name="L3">
      <style:text-properties officeooo:rsid="000f318d" officeooo:paragraph-rsid="000f318d"/>
    </style:style>
    <style:style style:name="P11" style:family="paragraph" style:parent-style-name="Text_20_body" style:list-style-name="L3">
      <style:text-properties officeooo:rsid="000fbd09" officeooo:paragraph-rsid="000fbd09"/>
    </style:style>
    <style:style style:name="P12" style:family="paragraph" style:parent-style-name="Text_20_body" style:list-style-name="L3">
      <style:text-properties officeooo:rsid="00107640" officeooo:paragraph-rsid="00107640"/>
    </style:style>
    <style:style style:name="P13" style:family="paragraph" style:parent-style-name="Text_20_body" style:list-style-name="L3">
      <style:text-properties officeooo:rsid="0011febc" officeooo:paragraph-rsid="0011febc"/>
    </style:style>
    <style:style style:name="P14" style:family="paragraph" style:parent-style-name="Text_20_body" style:list-style-name="L3">
      <style:text-properties officeooo:rsid="0013ccbe" officeooo:paragraph-rsid="0013ccb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4332"/>
    </style:style>
    <style:style style:name="T4" style:family="text">
      <style:text-properties style:text-underline-style="none" officeooo:rsid="000c733a"/>
    </style:style>
    <style:style style:name="T5" style:family="text">
      <style:text-properties style:font-name="Liberation Serif1"/>
    </style:style>
    <style:style style:name="T6" style:family="text">
      <style:text-properties officeooo:rsid="000d786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blème</text:h>
      <text:p text:style-name="P6">Dans l’expression n <text:span text:style-name="T5">× n – n + 11, si on remplace n par n’importe quel entier naturel, obtient-on toujours un nombre qui a exactement 2 diviseurs ?</text:span></text:p>
      <text:h text:style-name="P1" text:outline-level="1">Mises en œuvre</text:h>
      <text:list xml:id="list3993816486" text:style-name="L1">
        <text:list-item>
          <text:p text:style-name="P3">Commencer par afficher le problème au tableau, et faire lire puis <text:span text:style-name="T1">reformuler</text:span><text:span text:style-name="T2"> à un élève. </text:span><text:span text:style-name="T3">Dans le cas d’une classe de cinquième, présenter des exemples.</text:span></text:p>
        </text:list-item>
        <text:list-item>
          <text:p text:style-name="P5"><text:span text:style-name="T2">Commencer par un temps de recherche individuelle.</text:span></text:p>
        </text:list-item>
        <text:list-item>
          <text:p text:style-name="P5"><text:span text:style-name="T2">Élèves par groupes. Ils doivent : (donner un timing!)</text:span></text:p>
          <text:list>
            <text:list-item>
              <text:p text:style-name="P5"><text:span text:style-name="T2">Débattre du problème</text:span></text:p>
            </text:list-item>
            <text:list-item>
              <text:p text:style-name="P5"><text:span text:style-name="T2">Créer un affiche pour la présenter au reste de la classe.</text:span></text:p>
            </text:list-item>
          </text:list>
        </text:list-item>
        <text:list-item>
          <text:p text:style-name="P4"><text:span text:style-name="T3">Les affiches sont présentées à la classe, qui discute </text:span><text:span text:style-name="T4">de leur qualité/valdité.</text:span></text:p>
        </text:list-item>
      </text:list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h text:style-name="P2" text:outline-level="1"><text:soft-page-break/><text:span text:style-name="T6">Analyse de l’affiche B</text:span></text:h>
      <text:list xml:id="list3619392662" text:style-name="L3">
        <text:list-item>
          <text:p text:style-name="P9"><text:span text:style-name="T6">Connaissances mathématiques : </text:span></text:p>
          <text:list>
            <text:list-item>
              <text:p text:style-name="P9"><text:span text:style-name="T6">Ils ont compris que 2 diviseurs ↔ être premier.</text:span></text:p>
            </text:list-item>
            <text:list-item>
              <text:p text:style-name="P9"><text:span text:style-name="T6">11 est bien premier.</text:span></text:p>
            </text:list-item>
            <text:list-item>
              <text:p text:style-name="P9"><text:span text:style-name="T6">Nombres pairs ne sont pas premiers.</text:span></text:p>
            </text:list-item>
          </text:list>
        </text:list-item>
        <text:list-item>
          <text:p text:style-name="P9"><text:span text:style-name="T6">Règles du débat mathématique :</text:span></text:p>
          <text:list>
            <text:list-item>
              <text:p text:style-name="P8">R1 est ok</text:p>
            </text:list-item>
            <text:list-item>
              <text:p text:style-name="P14">Pour les réponses, R4 ! (pas respectée)</text:p>
            </text:list-item>
            <text:list-item>
              <text:p text:style-name="P8">R5 : pas ok, les exemples sur 12 ne suffisent pas !</text:p>
            </text:list-item>
          </text:list>
        </text:list-item>
        <text:list-item>
          <text:p text:style-name="P11">Argumentation ou preuve ?<text:line-break/>Clairement argumentation : on ne sait <text:span text:style-name="T7">pourquoi </text:span><text:span text:style-name="T8">ce qui est affirmé est vrai (surtout que les calculs sont faux:/)</text:span></text:p>
        </text:list-item>
        <text:list-item>
          <text:p text:style-name="P10">Analyse des réponses avec la typologie de Balacheff</text:p>
          <text:list>
            <text:list-item>
              <text:p text:style-name="P12">Il y a de l’empirisme naïf.</text:p>
            </text:list-item>
            <text:list-item>
              <text:p text:style-name="P13">Exemple générique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terationMono Nerd Font Mono" svg:font-family="'LiterationMono Nerd Font Mono', 'Droid Sans Mono', monospace, monospace, 'Droid Sans Fallback', 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3T16:30:29.017624520</dc:date>
    <meta:editing-duration>PT33M21S</meta:editing-duration>
    <meta:editing-cycles>10</meta:editing-cycles>
    <meta:document-statistic meta:table-count="0" meta:image-count="0" meta:object-count="0" meta:page-count="2" meta:paragraph-count="22" meta:word-count="209" meta:character-count="1112" meta:non-whitespace-character-count="941"/>
  </office:meta>
</office:document-meta>
</file>